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officeooo:paragraph-rsid="00396550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style:text-underline-style="none" fo:font-weight="normal" officeooo:rsid="003bdd90" officeooo:paragraph-rsid="003bdd90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Droid Sans Mono" style:text-underline-style="none" fo:font-weight="normal" officeooo:rsid="003bdd90" officeooo:paragraph-rsid="003bdd90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roid Sans Mono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Open Sans" officeooo:rsid="00371c45" officeooo:paragraph-rsid="00371c45"/>
    </style:style>
    <style:style style:name="P8" style:family="paragraph" style:parent-style-name="Standard">
      <style:paragraph-properties fo:text-align="center" style:justify-single-word="false"/>
      <style:text-properties style:font-name="Open Sans" officeooo:rsid="003bdd90" officeooo:paragraph-rsid="003bdd90"/>
    </style:style>
    <style:style style:name="P9" style:family="paragraph" style:parent-style-name="Standard">
      <style:paragraph-properties fo:text-align="start" style:justify-single-word="false"/>
      <style:text-properties style:font-name="Droid Sans Mono" style:text-underline-style="none" fo:font-weight="normal" officeooo:rsid="003bdd90" officeooo:paragraph-rsid="003bdd90" style:font-weight-asian="normal" style:font-weight-complex="normal"/>
    </style:style>
    <style:style style:name="P10" style:family="paragraph" style:parent-style-name="Text_20_body" style:list-style-name="L1" style:master-page-name="">
      <style:paragraph-properties fo:margin-top="0in" fo:margin-bottom="0.0835in" loext:contextual-spacing="false" fo:text-align="start" style:justify-single-word="false" style:page-number="auto"/>
      <style:text-properties officeooo:paragraph-rsid="0037d8d1"/>
    </style:style>
    <style:style style:name="P11" style:family="paragraph" style:parent-style-name="Text_20_body" style:list-style-name="L1">
      <style:paragraph-properties fo:margin-top="0in" fo:margin-bottom="0.0835in" loext:contextual-spacing="false" fo:text-align="start" style:justify-single-word="false"/>
      <style:text-properties officeooo:rsid="003bdd90" officeooo:paragraph-rsid="003bdd90"/>
    </style:style>
    <style:style style:name="P12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3bdd90" officeooo:paragraph-rsid="003bdd90" style:font-weight-asian="bold" style:font-weight-complex="bold"/>
    </style:style>
    <style:style style:name="P13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4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2829f8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style:font-name="Open Sans" fo:font-weight="bold" officeooo:rsid="00396550" style:font-weight-asian="bold" style:font-weight-complex="bold"/>
    </style:style>
    <style:style style:name="T5" style:family="text">
      <style:text-properties style:font-name="Open Sans" fo:font-weight="bold" officeooo:rsid="003bdd90" style:font-weight-asian="bold" style:font-weight-complex="bold"/>
    </style:style>
    <style:style style:name="T6" style:family="text">
      <style:text-properties style:font-name="Open Sans" fo:font-weight="bold" officeooo:rsid="003c0694" style:font-weight-asian="bold" style:font-weight-complex="bold"/>
    </style:style>
    <style:style style:name="T7" style:family="text">
      <style:text-properties style:font-name="Open Sans" fo:font-weight="normal" officeooo:rsid="0037d8d1" style:font-weight-asian="normal" style:font-weight-complex="normal"/>
    </style:style>
    <style:style style:name="T8" style:family="text">
      <style:text-properties style:font-name="Open Sans" fo:font-weight="normal" officeooo:rsid="003bdd90" style:font-weight-asian="normal" style:font-weight-complex="normal"/>
    </style:style>
    <style:style style:name="T9" style:family="text">
      <style:text-properties style:font-name="Open Sans" fo:font-weight="normal" officeooo:rsid="003c0694" style:font-weight-asian="normal" style:font-weight-complex="normal"/>
    </style:style>
    <style:style style:name="T10" style:family="text">
      <style:text-properties style:font-name="Open Sans" officeooo:rsid="00396550"/>
    </style:style>
    <style:style style:name="T11" style:family="text">
      <style:text-properties style:font-name="Open Sans" officeooo:rsid="003bdd90"/>
    </style:style>
    <style:style style:name="T12" style:family="text">
      <style:text-properties style:font-name="Open Sans" officeooo:rsid="003c0694"/>
    </style:style>
    <style:style style:name="T13" style:family="text">
      <style:text-properties officeooo:rsid="003bdd9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bdd9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officeooo:rsid="003c06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quare Subarea</text:p>
      <text:p text:style-name="P1">Time limit: 1 sec</text:p>
      <text:p text:style-name="P7"><text:tab/><text:span text:style-name="T13">Given a grid of </text:span><text:span text:style-name="T15">R</text:span><text:span text:style-name="T13"> row and </text:span><text:span text:style-name="T15">C</text:span><text:span text:style-name="T13"> column, we can identify each cell in the grid by a coordinate (r,c) where (1 &lt;= r &lt;= </text:span><text:span text:style-name="T15">R</text:span><text:span text:style-name="T13"> and 1 &lt;= c &lt;= </text:span><text:span text:style-name="T15">C</text:span><text:span text:style-name="T13">). A square subarea in a grid, defined by the coordinate (r1,c1) and a size k, is every cell (r,c) such that (r1 &lt;= r &lt;= r1+k-1) and (c1 &lt;= c &lt;= c1+k-1). Assume that each cell contains either a number 0 or 1, you task is to find the largest square subarea that every cell in the sub area is number 1.</text:span></text:p>
      <text:p text:style-name="P7"><text:tab/><text:span text:style-name="T13">For example, the largest square subarea in the following grid has size 3, identified by an underlined 1. Notice that there are also another subarea having size 3 as well.</text:span></text:p>
      <text:p text:style-name="P8">0 0 0 1 0</text:p>
      <text:p text:style-name="P8">0 1 <text:span text:style-name="T16">1</text:span><text:span text:style-name="T17"> </text:span><text:span text:style-name="T16">1</text:span><text:span text:style-name="T17"> </text:span><text:span text:style-name="T16">1</text:span></text:p>
      <text:p text:style-name="P8">0 0 <text:span text:style-name="T16">1</text:span><text:span text:style-name="T14"> </text:span><text:span text:style-name="T16">1</text:span><text:span text:style-name="T14"> </text:span><text:span text:style-name="T16">1</text:span></text:p>
      <text:p text:style-name="P8">0 0 <text:span text:style-name="T16">1</text:span><text:span text:style-name="T14"> </text:span><text:span text:style-name="T16">1</text:span><text:span text:style-name="T14"> </text:span><text:span text:style-name="T16">1</text:span></text:p>
      <text:p text:style-name="P8">0 0 1 1 1</text:p>
      <text:h text:style-name="P13" text:outline-level="1">Input</text:h>
      <text:list xml:id="list1065632479895230141" text:style-name="L1">
        <text:list-item>
          <text:p text:style-name="P10"><text:span text:style-name="T2">The first line contains two integers </text:span><text:span text:style-name="T11">R and C which are the number of rows and columns of the grid. </text:span><text:span text:style-name="T7">(1 &lt;= </text:span><text:span text:style-name="T5">R</text:span><text:span text:style-name="T7"> &lt;= </text:span><text:span text:style-name="T8">1000</text:span><text:span text:style-name="T7"> and 1 &lt;= </text:span><text:span text:style-name="T5">C</text:span><text:span text:style-name="T7"> &lt;= 1</text:span><text:span text:style-name="T8">0</text:span><text:span text:style-name="T7">00)</text:span><text:span text:style-name="T2">. </text:span></text:p>
        </text:list-item>
        <text:list-item>
          <text:p text:style-name="P11"><text:span text:style-name="T10">T</text:span><text:span text:style-name="T1">he following </text:span><text:span text:style-name="T3">R</text:span><text:span text:style-name="T1"> lines gives the number in the grid. Each lines corresponds to a rows in the grid, starting from row 1 to row </text:span><text:span text:style-name="T3">R</text:span><text:span text:style-name="T1">. For each line, there </text:span><text:span text:style-name="T12">a string of '0' and '1' of length </text:span><text:span text:style-name="T3">C. </text:span><text:span text:style-name="T9">Each character in the string </text:span><text:span text:style-name="T1">represents a </text:span><text:span text:style-name="T12">value in each </text:span><text:span text:style-name="T1">cell in the corresponding row, starting from column 1 to column </text:span><text:span text:style-name="T3">C</text:span><text:span text:style-name="T1">. </text:span></text:p>
        </text:list-item>
      </text:list>
      <text:h text:style-name="P13" text:outline-level="1">Output</text:h>
      <text:p text:style-name="P2"><text:span text:style-name="T1"><text:tab/>The output contains a single integer representing the </text:span><text:span text:style-name="T11">size k of the largest square subarea</text:span><text:span text:style-name="T4">.</text:span></text:p>
      <text:h text:style-name="P13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9">5</text:p>
            <text:p text:style-name="P9">00010</text:p>
            <text:p text:style-name="P9">01111</text:p>
            <text:p text:style-name="P9">00111</text:p>
            <text:p text:style-name="P9">00111</text:p>
            <text:p text:style-name="P4">00111</text:p>
          </table:table-cell>
          <table:table-cell table:style-name="Table1.A1" office:value-type="string">
            <text:p text:style-name="P6"><text:span text:style-name="T13">3</text:span> <text:s/></text:p>
            <text:p text:style-name="P6"/>
          </table:table-cell>
        </table:table-row>
        <table:table-row table:style-name="Table1.1">
          <table:table-cell table:style-name="Table1.A3" office:value-type="string">
            <text:p text:style-name="P5">1 10</text:p>
            <text:p text:style-name="P5">1111111<text:span text:style-name="T18">0</text:span>11</text:p>
          </table:table-cell>
          <table:table-cell table:style-name="Table1.A3" office:value-type="string">
            <text:p text:style-name="P5">1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673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1T07:23:45.930899475</dc:date>
    <meta:editing-duration>PT2H13M21S</meta:editing-duration>
    <meta:editing-cycles>29</meta:editing-cycles>
    <meta:print-date>2014-09-09T23:50:22.741847462</meta:print-date>
    <meta:document-statistic meta:table-count="1" meta:image-count="0" meta:object-count="0" meta:page-count="1" meta:paragraph-count="27" meta:word-count="281" meta:character-count="1291" meta:non-whitespace-character-count="1031"/>
  </office:meta>
</office:document-meta>
</file>